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B7DA4DD4BAECD386.jpg" manifest:media-type="image/jpeg"/>
  <manifest:file-entry manifest:full-path="Object 1/Pictures/10000000000000080000000820A1E16DA75ED138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_sum" table:style-name="ta1">
        <table:shapes>
          <draw:frame draw:z-index="0" draw:style-name="gr1" draw:text-style-name="P1" svg:width="22.306cm" svg:height="15.116cm" svg:x="4.005cm" svg:y="0.473cm">
            <draw:object draw:notify-on-update-of-ranges="data_sum.B1:data_sum.B21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5T19:57:08.741521298</dc:date>
    <meta:editing-duration>PT10M31S</meta:editing-duration>
    <meta:editing-cycles>2</meta:editing-cycles>
    <meta:generator>LibreOffice/7.3.7.2$Linux_X86_64 LibreOffice_project/30$Build-2</meta:generator>
    <meta:document-statistic meta:table-count="1" meta:cell-count="422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307cm" svg:height="15.117cm" xlink:href=".." xlink:type="simple" chart:class="chart:bar" chart:style-name="ch1">
        <chart:title svg:x="8.456cm" svg:y="0.438cm" chart:style-name="ch2">
          <text:p>Sum ASCII of all symbols</text:p>
        </chart:title>
        <chart:plot-area chart:style-name="ch3" table:cell-range-address="data_sum.B1:data_sum.B2111" svg:x="1.447cm" svg:y="1.545cm" svg:width="20.414cm" svg:height="12.299cm">
          <chart:coordinate-region svg:x="2.079cm" svg:y="1.747cm" svg:width="19.782cm" svg:height="11.023cm"/>
          <chart:axis chart:dimension="x" chart:name="primary-x" chart:style-name="ch4">
            <chart:title svg:x="11.11cm" svg:y="14.146cm" chart:style-name="ch5">
              <text:p>Basket</text:p>
            </chart:title>
          </chart:axis>
          <chart:axis chart:dimension="y" chart:name="primary-y" chart:style-name="ch6">
            <chart:title svg:x="0.451cm" svg:y="8.418cm" chart:style-name="ch7">
              <text:p>Collisions</text:p>
            </chart:title>
            <chart:grid chart:style-name="ch8" chart:class="major"/>
          </chart:axis>
          <chart:series chart:style-name="ch9" chart:values-cell-range-address="data_sum.B1:data_sum.B2111" chart:class="chart:bar">
            <chart:data-point chart:repeated="21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_sum.B1:data_sum.B2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20A1E16DA75ED138.png" xlink:type="simple" xlink:show="embed" xlink:actuate="onLoad"/>
    <draw:fill-image draw:name="ChartBitmap_20_1" draw:display-name="ChartBitmap 1" xlink:href="Pictures/100000000000020000000200B7DA4DD4BAECD386.jp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opacity draw:name="ChartTransparencyGradient_20_1" draw:display-name="ChartTransparencyGradient 1" draw:style="axial" draw:start="100%" draw:end="0%" draw:angle="0deg" draw:border="0%"/>
  </office:styles>
</office:document-styles>
</file>